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2pt" style:text-underline-style="none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cture 1 28/02/2014</text:p>
      <text:p text:style-name="P2">DSA Website: http://learn.it.uts.edu.au/dsa</text:p>
      <text:p text:style-name="P2">Textbook: Objects, Abstraction, Data Structures and Design Using C++</text:p>
      <text:p text:style-name="P2">Student server: /pub/prprog</text:p>
      <text:p text:style-name="P3"/>
      <text:p text:style-name="P3">Assignment 1 = 20%</text:p>
      <text:p text:style-name="P3"><text:span text:style-name="T1">Given out week 6</text:span></text:p>
      <text:p text:style-name="P3"><text:span text:style-name="T1">Due in week 9</text:span></text:p>
      <text:p text:style-name="P3"><text:span text:style-name="T1"/></text:p>
      <text:p text:style-name="P3">Assignment 2 = 30%</text:p>
      <text:p text:style-name="P3"><text:span text:style-name="T1">Given out week 10</text:span></text:p>
      <text:p text:style-name="P3"><text:span text:style-name="T1">Due in week 13</text:span></text:p>
      <text:p text:style-name="P3"><text:span text:style-name="T1"/></text:p>
      <text:p text:style-name="P3">Initialise Variables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4-02-28T10:07:02.71</meta:creation-date>
    <meta:document-statistic meta:table-count="0" meta:image-count="0" meta:object-count="0" meta:page-count="1" meta:paragraph-count="11" meta:word-count="44" meta:character-count="275"/>
    <dc:date>2014-02-28T17:43:45.87</dc:date>
    <meta:editing-duration>PT54M9S</meta:editing-duration>
    <meta:editing-cycles>1</meta:editing-cycles>
    <meta:generator>Office_Suite_X/3.3$Win32 OpenOffice.org_project/330m20$Build-9567</meta:generator>
  </office:meta>
</office:document-meta>
</file>